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10.041cm"/>
    </style:style>
    <style:style style:name="pr3" style:family="presentation" style:parent-style-name="默认-notes">
      <style:graphic-properties draw:fill-color="#ffffff" fo:min-height="12.572cm"/>
    </style:style>
    <style:style style:name="pr4" style:family="presentation" style:parent-style-name="默认-outline1">
      <style:graphic-properties fo:min-height="8.88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5cm" fo:margin-bottom="0cm" fo:text-align="start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2.629cm" svg:x="1.4cm" svg:y="0.628cm" presentation:class="title">
          <draw:text-box>
            <text:p>个人答辩</text:p>
          </draw:text-box>
        </draw:frame>
        <draw:frame presentation:style-name="pr2" draw:text-style-name="P2" draw:layer="layout" svg:width="25.199cm" svg:height="10.041cm" svg:x="1.4cm" svg:y="3.239cm" presentation:class="subtitle" presentation:user-transformed="true">
          <draw:text-box>
            <text:p text:style-name="P1">工作：</text:p>
            <text:p text:style-name="P1">1.参与编写涉众简档，讨论涉众分析</text:p>
            <text:p text:style-name="P1">2.编写愿景文档的目的和产品简介，参与讨论愿景文档</text:p>
            <text:p text:style-name="P1">3.参与谈论用况分析，编写群聊用况</text:p>
            <text:p text:style-name="P1">4.编写私聊基本流，参与讨论确定私聊基本流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遇到的问题：</text:p>
              </text:list-item>
              <text:list-item>
                <text:p text:style-name="P4">1.在编写愿景文档时对某些定义不明白</text:p>
              </text:list-item>
              <text:list-item>
                <text:p>2.在进行用况分析时对参与者和用况的概念模糊，导致做了很多无用功</text:p>
              </text:list-item>
              <text:list-item>
                <text:p>3.对健壮性分析的概念很模糊</text:p>
              </text:list-item>
              <text:list-item>
                <text:p>4.在编写用况时做成了功能性分解</text:p>
              </text:list-item>
              <text:list-item>
                <text:p>5.总以自己的角度去分析用况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解决方法：</text:p>
              </text:list-item>
              <text:list-item>
                <text:p>1.询问同小组成员</text:p>
              </text:list-item>
              <text:list-item>
                <text:p>2.查阅书籍，对某些概念进行理解</text:p>
              </text:list-item>
              <text:list-item>
                <text:p>3.询问其他人的想法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计划：</text:p>
                <text:p>与小组成员一起完成所有用况分析，完成迭代，学习与本项目有关的知识，认真理解一些重要概念。</text:p>
              </text:list-item>
              <text:list-item>
                <text:p>愿景：</text:p>
                <text:p>希望能在做这个项目的过程中不再犯大错误，实现我们所期望的基本功能，完成这个项目，有良好的使用体验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自我评价：</text:p>
                <text:p>在本次迭代过程中，我认为自己参与谈论的积极性不够，准备工作也没做好，有段时期比较迷茫，不知道要做什么，导致自己对本次迭代的贡献不高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华文黑体" svg:font-family="华文黑体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华文黑体" style:font-size-asian="24pt" style:language-asian="zh" style:country-asian="CN" style:font-name-complex="华文黑体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华文黑体" style:font-family-asian="华文黑体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华文黑体" style:font-family-asian="华文黑体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华文黑体" style:font-family-asian="华文黑体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华文黑体" style:font-family-asian="华文黑体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华文黑体" style:font-family-asian="华文黑体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397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8.624cm" svg:height="10.476cm" svg:x="1.482cm" svg:y="2.123cm" presentation:class="page"/>
        <draw:frame presentation:style-name="默认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22:09:25.786357994</meta:creation-date>
    <dc:date>2019-01-12T12:49:06.453131681</dc:date>
    <meta:editing-duration>PT12M55S</meta:editing-duration>
    <meta:editing-cycles>3</meta:editing-cycles>
    <meta:generator>LibreOffice/6.1.0.3$Linux_X86_64 LibreOffice_project/10$Build-3</meta:generator>
    <meta:document-statistic meta:object-count="41"/>
  </office:meta>
</office:document-meta>
</file>